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98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orriente (A)</text:p>
          </table:table-cell>
          <table:table-cell table:style-name="ce3" office:value-type="string" calcext:value-type="string">
            <text:p>Campo (mT)</text:p>
          </table:table-cell>
          <table:table-cell table:style-name="ce3" office:value-type="string" calcext:value-type="string">
            <text:p>número de mínimos</text:p>
          </table:table-cell>
          <table:table-cell/>
          <table:table-cell table:style-name="ce3" office:value-type="string" calcext:value-type="string">
            <text:p>niquel, Hacia adentro</text:p>
          </table:table-cell>
          <table:table-cell table:style-name="ce4"/>
          <table:table-cell table:style-name="ce3" office:value-type="string" calcext:value-type="string">
            <text:p>Corriente (A)</text:p>
          </table:table-cell>
          <table:table-cell table:style-name="ce3" office:value-type="string" calcext:value-type="string">
            <text:p>número de mínimos</text:p>
          </table:table-cell>
          <table:table-cell table:number-columns-repeated="1016"/>
        </table:table-row>
        <table:table-row table:style-name="ro1">
          <table:table-cell table:style-name="ce1" office:value-type="float" office:value="-0.17" calcext:value-type="float">
            <text:p>-0.1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-0.25" calcext:value-type="float">
            <text:p>-0.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3" office:value-type="float" office:value="1.46" calcext:value-type="float">
            <text:p>1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0.27" calcext:value-type="float">
            <text:p>-0.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2.03" calcext:value-type="float">
            <text:p>2.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0.32" calcext:value-type="float">
            <text:p>-0.3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36" calcext:value-type="float">
            <text:p>-0.3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45" calcext:value-type="float">
            <text:p>-0.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54" calcext:value-type="float">
            <text:p>-0.5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81" calcext:value-type="float">
            <text:p>-0.8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1.02" calcext:value-type="float">
            <text:p>-1.0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1.56" calcext:value-type="float">
            <text:p>-1.5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-2.06" calcext:value-type="float">
            <text:p>-2.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3.35" calcext:value-type="float">
            <text:p>-3.3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1.97" calcext:value-type="float">
            <text:p>1.97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3.31" calcext:value-type="float">
            <text:p>3.3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1" table:number-rows-repeated="5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-0.16" calcext:value-type="float">
            <text:p>-0.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0.24" calcext:value-type="float">
            <text:p>-0.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0.3" calcext:value-type="float">
            <text:p>-0.3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2.64" calcext:value-type="float">
            <text:p>2.64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ce1" office:value-type="float" office:value="-0.44" calcext:value-type="float">
            <text:p>-0.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59" calcext:value-type="float">
            <text:p>-0.5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82" calcext:value-type="float">
            <text:p>-0.8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1.12" calcext:value-type="float">
            <text:p>-1.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4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3.02" calcext:value-type="float">
            <text:p>3.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2.98" calcext:value-type="float">
            <text:p>2.9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2.71" calcext:value-type="float">
            <text:p>2.7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0.16" calcext:value-type="float">
            <text:p>0.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0.24" calcext:value-type="float">
            <text:p>0.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style-name="ce3" office:value-type="float" office:value="1.42" calcext:value-type="float">
            <text:p>1.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0.32" calcext:value-type="float">
            <text:p>0.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0.51" calcext:value-type="float">
            <text:p>0.5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ce1" office:value-type="float" office:value="0.79" calcext:value-type="float">
            <text:p>0.7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16" calcext:value-type="float">
            <text:p>1.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57" calcext:value-type="float">
            <text:p>1.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2.79" calcext:value-type="float">
            <text:p>2.7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3.19" calcext:value-type="float">
            <text:p>3.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4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3.07" calcext:value-type="float">
            <text:p>3.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2.14" calcext:value-type="float">
            <text:p>2.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81" calcext:value-type="float">
            <text:p>1.8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55" calcext:value-type="float">
            <text:p>1.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93" calcext:value-type="float">
            <text:p>0.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74" calcext:value-type="float">
            <text:p>0.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42" calcext:value-type="float">
            <text:p>0.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27" calcext:value-type="float">
            <text:p>0.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16" calcext:value-type="float">
            <text:p>0.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939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" meta:object-count="0"/>
    <meta:generator>LibreOfficeDev/6.0.5.2$Linux_X86_64 LibreOffice_project/</meta:generator>
  </office:meta>
</office:document-meta>
</file>